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 Light" svg:font-family="'Roboto Light'" style:font-family-generic="roman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Arial" fo:font-size="12pt" fo:language="zxx" fo:country="none" officeooo:rsid="0036e2a0" officeooo:paragraph-rsid="0036e2a0" style:font-size-asian="12pt" style:language-asian="zxx" style:country-asian="none" style:font-size-complex="12pt" style:language-complex="zxx" style:country-complex="none"/>
    </style:style>
    <style:style style:name="P2" style:family="paragraph" style:parent-style-name="Standard">
      <style:paragraph-properties fo:line-height="115%"/>
      <style:text-properties style:font-name="Arial" fo:font-size="12pt" fo:language="zxx" fo:country="none" officeooo:rsid="00222d0a" officeooo:paragraph-rsid="00222d0a" style:font-size-asian="12pt" style:language-asian="zxx" style:country-asian="none" style:font-size-complex="12pt" style:language-complex="zxx" style:country-complex="none"/>
    </style:style>
    <style:style style:name="P3" style:family="paragraph" style:parent-style-name="Standard">
      <style:paragraph-properties fo:line-height="115%"/>
      <style:text-properties style:font-name="Arial" fo:font-size="12pt" fo:language="zxx" fo:country="none" officeooo:rsid="0022e4d3" officeooo:paragraph-rsid="0022e4d3" style:font-size-asian="12pt" style:language-asian="zxx" style:country-asian="none" style:font-size-complex="12pt" style:language-complex="zxx" style:country-complex="none"/>
    </style:style>
    <style:style style:name="P4" style:family="paragraph" style:parent-style-name="Standard">
      <style:paragraph-properties fo:line-height="115%"/>
      <style:text-properties style:font-name="Arial" fo:font-size="12pt" fo:language="zxx" fo:country="none" officeooo:rsid="002ac036" officeooo:paragraph-rsid="002ac036" style:font-size-asian="12pt" style:language-asian="zxx" style:country-asian="none" style:font-size-complex="12pt" style:language-complex="zxx" style:country-complex="none"/>
    </style:style>
    <style:style style:name="P5" style:family="paragraph" style:parent-style-name="Standard">
      <style:paragraph-properties fo:line-height="115%"/>
      <style:text-properties style:font-name="Arial" fo:font-size="12pt" fo:language="zxx" fo:country="none" officeooo:rsid="002dac06" officeooo:paragraph-rsid="002dac06" style:font-size-asian="12pt" style:language-asian="zxx" style:country-asian="none" style:font-size-complex="12pt" style:language-complex="zxx" style:country-complex="none"/>
    </style:style>
    <style:style style:name="P6" style:family="paragraph" style:parent-style-name="Standard">
      <style:paragraph-properties fo:line-height="115%"/>
      <style:text-properties style:font-name="Arial" fo:font-size="12pt" fo:language="zxx" fo:country="none" officeooo:rsid="002fe834" officeooo:paragraph-rsid="002fe834" style:font-size-asian="12pt" style:language-asian="zxx" style:country-asian="none" style:font-size-complex="12pt" style:language-complex="zxx" style:country-complex="none"/>
    </style:style>
    <style:style style:name="P7" style:family="paragraph" style:parent-style-name="Standard">
      <style:paragraph-properties fo:line-height="115%"/>
      <style:text-properties style:font-name="Arial" fo:font-size="12pt" fo:language="zxx" fo:country="none" officeooo:rsid="0030649c" officeooo:paragraph-rsid="002fe834" style:font-size-asian="12pt" style:language-asian="zxx" style:country-asian="none" style:font-size-complex="12pt" style:language-complex="zxx" style:country-complex="none"/>
    </style:style>
    <style:style style:name="P8" style:family="paragraph" style:parent-style-name="Standard">
      <style:paragraph-properties fo:line-height="115%"/>
      <style:text-properties style:font-name="Arial" fo:font-size="12pt" fo:language="zxx" fo:country="none" officeooo:rsid="0030649c" officeooo:paragraph-rsid="0030649c" style:font-size-asian="12pt" style:language-asian="zxx" style:country-asian="none" style:font-size-complex="12pt" style:language-complex="zxx" style:country-complex="none"/>
    </style:style>
    <style:style style:name="P9" style:family="paragraph" style:parent-style-name="Standard">
      <style:paragraph-properties fo:line-height="115%"/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0" style:family="paragraph" style:parent-style-name="Standard">
      <style:paragraph-properties fo:line-height="115%" fo:text-align="center" style:justify-single-word="false"/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1" style:family="paragraph" style:parent-style-name="Standard">
      <style:paragraph-properties fo:line-height="115%" fo:text-align="start" style:justify-single-word="false"/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2" style:family="paragraph" style:parent-style-name="Standard">
      <style:paragraph-properties fo:line-height="115%"/>
      <style:text-properties style:font-name="Arial" fo:font-size="12pt" fo:language="zxx" fo:country="none" officeooo:paragraph-rsid="00232661" style:font-size-asian="12pt" style:language-asian="zxx" style:country-asian="none" style:font-size-complex="12pt" style:language-complex="zxx" style:country-complex="none"/>
    </style:style>
    <style:style style:name="P13" style:family="paragraph" style:parent-style-name="Standard">
      <style:paragraph-properties fo:line-height="115%"/>
      <style:text-properties style:font-name="Arial" fo:font-size="12pt" fo:language="zxx" fo:country="none" officeooo:paragraph-rsid="003cbaed" style:font-size-asian="12pt" style:language-asian="zxx" style:country-asian="none" style:font-size-complex="12pt" style:language-complex="zxx" style:country-complex="none"/>
    </style:style>
    <style:style style:name="P14" style:family="paragraph" style:parent-style-name="Standard">
      <style:paragraph-properties fo:line-height="115%" fo:text-align="start" style:justify-single-word="false"/>
      <style:text-properties style:font-name="Arial" fo:font-size="12pt" fo:language="zxx" fo:country="none" officeooo:rsid="00382d61" style:font-size-asian="12pt" style:language-asian="zxx" style:country-asian="none" style:font-size-complex="12pt" style:language-complex="zxx" style:country-complex="none"/>
    </style:style>
    <style:style style:name="P15" style:family="paragraph" style:parent-style-name="Standard">
      <style:paragraph-properties fo:line-height="115%" fo:text-align="start" style:justify-single-word="false"/>
      <style:text-properties style:font-name="Arial" fo:font-size="12pt" fo:language="zxx" fo:country="none" officeooo:rsid="00382d61" officeooo:paragraph-rsid="00382d61" style:font-size-asian="12pt" style:language-asian="zxx" style:country-asian="none" style:font-size-complex="12pt" style:language-complex="zxx" style:country-complex="none"/>
    </style:style>
    <style:style style:name="P16" style:family="paragraph" style:parent-style-name="Standard">
      <style:paragraph-properties fo:line-height="115%"/>
      <style:text-properties style:font-name="Arial" fo:font-size="12pt" fo:language="zxx" fo:country="none" officeooo:rsid="00382d61" style:font-size-asian="12pt" style:language-asian="zxx" style:country-asian="none" style:font-size-complex="12pt" style:language-complex="zxx" style:country-complex="none"/>
    </style:style>
    <style:style style:name="P17" style:family="paragraph" style:parent-style-name="Standard">
      <style:paragraph-properties fo:line-height="115%"/>
      <style:text-properties style:font-name="Arial" fo:font-size="12pt" fo:language="zxx" fo:country="none" officeooo:rsid="00382d61" officeooo:paragraph-rsid="003cbaed" style:font-size-asian="12pt" style:language-asian="zxx" style:country-asian="none" style:font-size-complex="12pt" style:language-complex="zxx" style:country-complex="none"/>
    </style:style>
    <style:style style:name="P18" style:family="paragraph" style:parent-style-name="Standard">
      <style:paragraph-properties fo:line-height="115%"/>
      <style:text-properties style:font-name="Arial" fo:font-size="12pt" fo:language="zxx" fo:country="none" officeooo:rsid="003a6f46" officeooo:paragraph-rsid="003a6f46" style:font-size-asian="12pt" style:language-asian="zxx" style:country-asian="none" style:font-size-complex="12pt" style:language-complex="zxx" style:country-complex="none"/>
    </style:style>
    <style:style style:name="P19" style:family="paragraph" style:parent-style-name="Standard">
      <style:paragraph-properties fo:line-height="115%"/>
      <style:text-properties style:font-name="Arial" fo:font-size="12pt" fo:language="zxx" fo:country="none" officeooo:rsid="003b4077" officeooo:paragraph-rsid="003b4077" style:font-size-asian="12pt" style:language-asian="zxx" style:country-asian="none" style:font-size-complex="12pt" style:language-complex="zxx" style:country-complex="none"/>
    </style:style>
    <style:style style:name="P20" style:family="paragraph" style:parent-style-name="Standard">
      <style:paragraph-properties fo:line-height="115%" fo:text-align="start" style:justify-single-word="false"/>
      <style:text-properties style:font-name="Arial" fo:font-size="12pt" fo:language="zxx" fo:country="none" officeooo:rsid="0035dc7f" officeooo:paragraph-rsid="0035dc7f" style:font-size-asian="12pt" style:language-asian="zxx" style:country-asian="none" style:font-size-complex="12pt" style:language-complex="zxx" style:country-complex="none"/>
    </style:style>
    <style:style style:name="P21" style:family="paragraph" style:parent-style-name="Standard">
      <style:paragraph-properties fo:line-height="115%"/>
      <style:text-properties style:font-name="Arial" fo:font-size="12pt" fo:language="zxx" fo:country="none" officeooo:rsid="0024d59c" officeooo:paragraph-rsid="0024d59c" style:font-size-asian="12pt" style:language-asian="zxx" style:country-asian="none" style:font-size-complex="12pt" style:language-complex="zxx" style:country-complex="none"/>
    </style:style>
    <style:style style:name="P22" style:family="paragraph" style:parent-style-name="Standard">
      <style:paragraph-properties fo:line-height="115%"/>
      <style:text-properties style:font-name="Arial" fo:font-size="12pt" fo:language="zxx" fo:country="none" officeooo:rsid="002572f9" officeooo:paragraph-rsid="002572f9" style:font-size-asian="12pt" style:language-asian="zxx" style:country-asian="none" style:font-size-complex="12pt" style:language-complex="zxx" style:country-complex="none"/>
    </style:style>
    <style:style style:name="P23" style:family="paragraph" style:parent-style-name="Standard">
      <style:paragraph-properties fo:line-height="115%"/>
      <style:text-properties style:font-name="Arial" fo:font-size="12pt" fo:language="zxx" fo:country="none" officeooo:rsid="00219164" officeooo:paragraph-rsid="00219164" style:font-size-asian="12pt" style:language-asian="zxx" style:country-asian="none" style:font-size-complex="12pt" style:language-complex="zxx" style:country-complex="none"/>
    </style:style>
    <style:style style:name="P24" style:family="paragraph" style:parent-style-name="Standard">
      <style:paragraph-properties fo:line-height="115%"/>
      <style:text-properties style:font-name="Arial" fo:font-size="12pt" fo:language="zxx" fo:country="none" officeooo:rsid="003cbaed" officeooo:paragraph-rsid="003cbaed" style:font-size-asian="12pt" style:language-asian="zxx" style:country-asian="none" style:font-size-complex="12pt" style:language-complex="zxx" style:country-complex="none"/>
    </style:style>
    <style:style style:name="P25" style:family="paragraph" style:parent-style-name="Standard">
      <style:paragraph-properties fo:line-height="115%"/>
      <style:text-properties style:font-name="Arial" fo:font-size="12pt" fo:language="zxx" fo:country="none" officeooo:rsid="003cd393" officeooo:paragraph-rsid="003cd393" style:font-size-asian="12pt" style:language-asian="zxx" style:country-asian="none" style:font-size-complex="12pt" style:language-complex="zxx" style:country-complex="none"/>
    </style:style>
    <style:style style:name="P26" style:family="paragraph" style:parent-style-name="Standard">
      <style:paragraph-properties fo:line-height="115%"/>
      <style:text-properties style:font-name="Arial" fo:font-size="12pt" fo:language="zxx" fo:country="none" officeooo:rsid="003d90ec" officeooo:paragraph-rsid="003d90ec" style:font-size-asian="12pt" style:language-asian="zxx" style:country-asian="none" style:font-size-complex="12pt" style:language-complex="zxx" style:country-complex="none"/>
    </style:style>
    <style:style style:name="P27" style:family="paragraph" style:parent-style-name="Standard">
      <style:paragraph-properties fo:line-height="115%"/>
      <style:text-properties style:font-name="Arial" fo:font-size="12pt" fo:language="zxx" fo:country="none" officeooo:rsid="003dd9ec" officeooo:paragraph-rsid="003dd9ec" style:font-size-asian="12pt" style:language-asian="zxx" style:country-asian="none" style:font-size-complex="12pt" style:language-complex="zxx" style:country-complex="none"/>
    </style:style>
    <style:style style:name="P28" style:family="paragraph" style:parent-style-name="Standard">
      <style:paragraph-properties fo:line-height="115%"/>
      <style:text-properties style:font-name="Arial" fo:font-size="12pt" fo:language="zxx" fo:country="none" officeooo:rsid="003eaf91" officeooo:paragraph-rsid="003eaf91" style:font-size-asian="12pt" style:language-asian="zxx" style:country-asian="none" style:font-size-complex="12pt" style:language-complex="zxx" style:country-complex="none"/>
    </style:style>
    <style:style style:name="P29" style:family="paragraph" style:parent-style-name="Standard">
      <style:paragraph-properties fo:line-height="115%" fo:text-align="start" style:justify-single-word="false"/>
      <style:text-properties fo:font-size="12pt" style:font-size-asian="12pt" style:font-size-complex="12pt"/>
    </style:style>
    <style:style style:name="P30" style:family="paragraph" style:parent-style-name="Standard">
      <style:paragraph-properties fo:line-height="115%"/>
      <style:text-properties fo:font-size="12pt" style:font-size-asian="12pt" style:font-size-complex="12pt"/>
    </style:style>
    <style:style style:name="P31" style:family="paragraph" style:parent-style-name="Standard">
      <style:paragraph-properties fo:line-height="115%"/>
      <style:text-properties fo:font-size="12pt" officeooo:paragraph-rsid="0036e2a0" style:font-size-asian="12pt" style:font-size-complex="12pt"/>
    </style:style>
    <style:style style:name="P32" style:family="paragraph" style:parent-style-name="Standard">
      <style:paragraph-properties fo:line-height="115%"/>
      <style:text-properties fo:font-size="12pt" officeooo:rsid="0039c776" officeooo:paragraph-rsid="0039c776" style:font-size-asian="12pt" style:font-size-complex="12pt"/>
    </style:style>
    <style:style style:name="P33" style:family="paragraph" style:parent-style-name="Standard">
      <style:paragraph-properties fo:line-height="115%" fo:text-align="start" style:justify-single-word="false"/>
      <style:text-properties fo:font-size="12pt" officeooo:rsid="00382d61" officeooo:paragraph-rsid="00382d61" style:font-size-asian="12pt" style:font-size-complex="12pt"/>
    </style:style>
    <style:style style:name="P34" style:family="paragraph" style:parent-style-name="Standard">
      <loext:graphic-properties draw:fill="solid" draw:fill-color="#131314"/>
      <style:paragraph-properties fo:background-color="#131314" fo:padding="0cm" fo:border="none" style:shadow="none"/>
    </style:style>
    <style:style style:name="P35" style:family="paragraph" style:parent-style-name="Standard">
      <style:paragraph-properties fo:line-height="115%"/>
      <style:text-properties style:font-name="Arial" fo:font-size="12pt" fo:language="zxx" fo:country="none" officeooo:rsid="004131d4" officeooo:paragraph-rsid="004131d4" style:font-size-asian="12pt" style:language-asian="zxx" style:country-asian="none" style:font-size-complex="12pt" style:language-complex="zxx" style:country-complex="none"/>
    </style:style>
    <style:style style:name="P36" style:family="paragraph" style:parent-style-name="Standard">
      <style:paragraph-properties fo:line-height="115%"/>
      <style:text-properties style:font-name="Arial" fo:font-size="12pt" fo:language="zxx" fo:country="none" officeooo:rsid="0042d087" officeooo:paragraph-rsid="0042d087" style:font-size-asian="12pt" style:language-asian="zxx" style:country-asian="none" style:font-size-complex="12pt" style:language-complex="zxx" style:country-complex="none"/>
    </style:style>
    <style:style style:name="T1" style:family="text">
      <style:text-properties style:font-name="Arial" fo:language="zxx" fo:country="none" style:language-asian="zxx" style:country-asian="none" style:language-complex="zxx" style:country-complex="none"/>
    </style:style>
    <style:style style:name="T2" style:family="text">
      <style:text-properties style:font-name="Arial" fo:language="zxx" fo:country="none" officeooo:rsid="00219164" style:language-asian="zxx" style:country-asian="none" style:language-complex="zxx" style:country-complex="none"/>
    </style:style>
    <style:style style:name="T3" style:family="text">
      <style:text-properties style:font-name="Arial" fo:language="zxx" fo:country="none" officeooo:rsid="00382d61" style:language-asian="zxx" style:country-asian="none" style:language-complex="zxx" style:country-complex="none"/>
    </style:style>
    <style:style style:name="T4" style:family="text">
      <style:text-properties style:font-name="Arial" fo:language="zxx" fo:country="none" officeooo:rsid="0038535c" style:language-asian="zxx" style:country-asian="none" style:language-complex="zxx" style:country-complex="none"/>
    </style:style>
    <style:style style:name="T5" style:family="text">
      <style:text-properties style:font-name="Arial" fo:language="zxx" fo:country="none" officeooo:rsid="0039c776" style:language-asian="zxx" style:country-asian="none" style:language-complex="zxx" style:country-complex="none"/>
    </style:style>
    <style:style style:name="T6" style:family="text">
      <style:text-properties fo:color="#ffffff" loext:opacity="100%" style:font-name="Arial" fo:language="zxx" fo:country="none" style:language-asian="zxx" style:country-asian="none" style:language-complex="zxx" style:country-complex="none"/>
    </style:style>
    <style:style style:name="T7" style:family="text">
      <style:text-properties officeooo:rsid="001e62dc"/>
    </style:style>
    <style:style style:name="T8" style:family="text">
      <style:text-properties officeooo:rsid="002891f5"/>
    </style:style>
    <style:style style:name="T9" style:family="text">
      <style:text-properties officeooo:rsid="0030726f"/>
    </style:style>
    <style:style style:name="T10" style:family="text">
      <style:text-properties officeooo:rsid="003cbaed"/>
    </style:style>
    <style:style style:name="T11" style:family="text">
      <style:text-properties officeooo:rsid="00232661"/>
    </style:style>
    <style:style style:name="T12" style:family="text">
      <style:text-properties officeooo:rsid="003dd9ec"/>
    </style:style>
    <style:style style:name="T13" style:family="text">
      <style:text-properties fo:color="#ebebeb" loext:opacity="100%" style:font-name="Roboto Light" fo:font-size="13.5pt" fo:font-style="normal" fo:font-weight="normal" style:font-size-asian="13.5pt" style:font-style-asian="normal" style:font-weight-asian="normal"/>
    </style:style>
    <style:style style:name="T14" style:family="text">
      <style:text-properties fo:color="#ebebeb" loext:opacity="100%" style:font-name="Roboto Light" fo:font-size="13.5pt" fo:font-style="normal" fo:font-weight="bold" style:font-size-asian="13.5pt" style:font-style-asian="normal" style:font-weight-asian="bold"/>
    </style:style>
    <style:style style:name="T15" style:family="text">
      <style:text-properties fo:color="#ffcf40" loext:opacity="100%" style:font-name="Roboto Light" fo:font-size="13.5pt" fo:font-style="normal" fo:font-weight="normal" style:font-size-asian="13.5pt" style:font-style-asian="normal" style:font-weight-asian="normal"/>
    </style:style>
    <style:style style:name="T16" style:family="text">
      <style:text-properties fo:color="#d23f17" loext:opacity="100%" style:font-name="Roboto Light" fo:font-size="13.5pt" fo:font-style="normal" fo:font-weight="normal" style:font-size-asian="13.5pt" style:font-style-asian="normal" style:font-weight-asian="normal"/>
    </style:style>
    <style:style style:name="T17" style:family="text">
      <style:text-properties fo:color="#ed1432" loext:opacity="100%" style:font-name="Roboto Light" fo:font-size="13.5pt" fo:font-style="normal" fo:font-weight="normal" style:font-size-asian="13.5pt" style:font-style-asian="normal" style:font-weight-asian="normal"/>
    </style:style>
    <style:style style:name="T18" style:family="text">
      <style:text-properties officeooo:rsid="003f55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JANGO</text:p>
      <text:p text:style-name="P11">installare nuova versione di python e addare python al path</text:p>
      <text:p text:style-name="P14"/>
      <text:p text:style-name="P29"><text:span text:style-name="T1">cre</text:span><text:span text:style-name="T3">a nuova</text:span><text:span text:style-name="T1"> </text:span><text:span text:style-name="T3">c</text:span><text:span text:style-name="T1">artel</text:span><text:span text:style-name="T3">l</text:span><text:span text:style-name="T1">a vuota</text:span></text:p>
      <text:p text:style-name="P11">installare ambiente virtuale (non puoi creare ambiente dentro altro ambiente, quindi non mettere progetto dentro altro progetto</text:p>
      <text:p text:style-name="P11">pip install pipenv</text:p>
      <text:p text:style-name="P11">pipenv shell</text:p>
      <text:p text:style-name="P11">python -m pipenv shell (questo comando è un pò boh, non credo serva troppo)</text:p>
      <text:p text:style-name="P11">riattivare pipenv shell ogni volta che si rientra dentro nel caso</text:p>
      <text:p text:style-name="P20">vedere se funziona tutto con django-admin </text:p>
      <text:p text:style-name="P11">pipenv intall django</text:p>
      <text:p text:style-name="P11">pip freeze per vedere che versione django usi</text:p>
      <text:p text:style-name="P15">________________________________________________________________________</text:p>
      <text:p text:style-name="P33"/>
      <text:p text:style-name="P11">django-admin startproject "nome"./ </text:p>
      <text:p text:style-name="P9">python manage.py runserver</text:p>
      <text:p text:style-name="P31"><text:span text:style-name="T6">http: //127.0.0.1:8000/ </text:span><text:span text:style-name="T1"><text:s text:c="2"/>link local host per vedere server</text:span></text:p>
      <text:p text:style-name="P31"/>
      <text:p text:style-name="P21">(trivia, admin è la versione più generica del manage, manage usa i settings del progetto creato da admin)</text:p>
      <text:p text:style-name="P22">in manage.py trovi il nome della cartella del progetto</text:p>
      <text:p text:style-name="P9"/>
      <text:p text:style-name="P9">ora andiamo dentro cartella project</text:p>
      <text:p text:style-name="P9"/>
      <text:p text:style-name="P9">Settings <text:s/>contiene tutte configurazioni del progetto django.</text:p>
      <text:p text:style-name="P9"><text:s/>-base_dir: path del progetto, va bene quella default</text:p>
      <text:p text:style-name="P9"><text:s/>-debug: bool che non deve essere messo in true durante produzione</text:p>
      <text:p text:style-name="P9"><text:s/>-allowed hosts: lista di HTTP host header a cui django risponde.</text:p>
      <text:p text:style-name="P30"><text:span text:style-name="T1"><text:s/>-</text:span><text:span text:style-name="T2">installed apps= mettere dentro le apps, scrivere "applic.apps.ApplicConfig" </text:span></text:p>
      <text:p text:style-name="P23">django cerca un model dentro la cartella ApplicConfig e la usa</text:p>
      <text:p text:style-name="P1">________________________________________________________________________</text:p>
      <text:p text:style-name="P9"/>
      <text:p text:style-name="P9">python manage.py startapp menu</text:p>
      <text:p text:style-name="P9"/>
      <text:p text:style-name="P9"><text:span text:style-name="T10">I</text:span>n installed apps e nei settings <text:span text:style-name="T10">del progetto </text:span>mettiamo "menu.apps.MenuConfig", nelle installed apps </text:p>
      <text:p text:style-name="P16"/>
      <text:p text:style-name="P30"><text:span text:style-name="T4">Dentro ad app </text:span><text:span text:style-name="T1">creare views.py </text:span><text:span text:style-name="T4">e urls.py</text:span></text:p>
      <text:p text:style-name="P32"><text:span text:style-name="T4">v</text:span><text:span text:style-name="T1">iews.py: Classi e funzioni che dicono cosa mandare a pagina se chiamate</text:span></text:p>
      <text:p text:style-name="P30"/>
      <text:p text:style-name="P30"><text:span text:style-name="T1">● urls.py → associazione URL – funzione </text:span><text:span text:style-name="T5">di views</text:span><text:span text:style-name="T1">, </text:span><text:span text:style-name="T5">quando viene chiamato specifico urls, chiamare una view specifica</text:span></text:p>
      <text:p text:style-name="P9"/>
      <text:p text:style-name="P18">collegare url dell'app a url del progetto, altrimenti l'url del progetto non sa che esiste l'url dell'app</text:p>
      <text:p text:style-name="P9"><text:soft-page-break/></text:p>
      <text:p text:style-name="P19">L'urls del project fatto per delegare a urls delle app le views</text:p>
      <text:p text:style-name="P9"/>
      <text:p text:style-name="P9">Scrivere file html dentro "Template" , come?</text:p>
      <text:p text:style-name="P9">In settings.py, la chiave DIRS del dizionario all’interno della lista TEMPLATES è una</text:p>
      <text:p text:style-name="P9">lista vuota, ci mettiamo path la nostra cartella "templates" <text:s/>[BASE_DIR / "templates"]</text:p>
      <text:p text:style-name="P9"/>
      <text:p text:style-name="P9">creiamo la cartella template e creiamo file home.html</text:p>
      <text:p text:style-name="P9"/>
      <text:p text:style-name="P9">Torniamo in views e mettiamo questo:</text:p>
      <text:p text:style-name="P9"><text:tab/>from django.shortcuts import render</text:p>
      <text:p text:style-name="P9"><text:tab/><text:tab/>def home(request):</text:p>
      <text:p text:style-name="P9"><text:tab/><text:tab/><text:tab/>return render(request, "home.html")</text:p>
      <text:p text:style-name="P9"/>
      <text:p text:style-name="P24">Model contiene tutte le classi/entità con tutti gli attributi scritti sotto</text:p>
      <text:p text:style-name="P12"><text:span text:style-name="T11">Ogni volta che tocco model </text:span><text:span text:style-name="T10">usa</text:span></text:p>
      <text:p text:style-name="P12"/>
      <text:p text:style-name="P13"><text:span text:style-name="Source_20_Text">python manage.py makemigrations</text:span></text:p>
      <text:p text:style-name="P13"><text:s/>e </text:p>
      <text:p text:style-name="P17"><text:span text:style-name="Source_20_Text">python manage.py migrate</text:span> </text:p>
      <text:p text:style-name="P24">python manage.py makemigrations si usa per creare le istruzioni che servono per usare le classi/entità che scriviamo</text:p>
      <text:p text:style-name="P24"/>
      <text:p text:style-name="P9"><text:span text:style-name="T8">python</text:span><text:span text:style-name="T7"> </text:span>manage.py migrate <text:span text:style-name="T10">è</text:span> per assicurarsi che il database sia allineato con il codice dell'applicazione.</text:p>
      <text:p text:style-name="P9"/>
      <text:p text:style-name="P2">La roba nella cartella static tipicamente non viene servita con django, ma in beta va bene</text:p>
      <text:p text:style-name="P25">per far capire che ci sono gli static mettere nel setting questo:</text:p>
      <text:p text:style-name="P25">STATICFILES_DIRS=[ os.path.join(BASE_DIR,'static')]</text:p>
      <text:p text:style-name="P3">due tipi di tag:</text:p>
      <text:p text:style-name="P3"/>
      <text:p text:style-name="P3">{{ interpolazione di valore }}</text:p>
      <text:p text:style-name="P3">{% esecuzione comando %}</text:p>
      <text:p text:style-name="P3"/>
      <text:p text:style-name="P3">-----------</text:p>
      <text:p text:style-name="P4"/>
      <text:p text:style-name="P5">views sono funzioni che prendono richiesta utente e generano una risposta e la rendirizzano tramite i template.</text:p>
      <text:p text:style-name="P5"/>
      <text:p text:style-name="P5">Template, struttura basata sui file estetici che passiamo che rendirizza dentro le view.</text:p>
      <text:p text:style-name="P5"/>
      <text:p text:style-name="P6">Init non ci serve saperlo (al massimo chiedi a gpt)</text:p>
      <text:p text:style-name="P6">asgi, wsgi (punti di ingresso per nostra app, non ci serve)</text:p>
      <text:p text:style-name="P6"/>
      <text:p text:style-name="P7"/>
      <text:p text:style-name="P8">modificato url e views <text:span text:style-name="T9">e models </text:span>di menu:</text:p>
      <text:p text:style-name="P8"><text:soft-page-break/>-views menu abbiamo fatto le classi di categoria di cibo <text:span text:style-name="T9">list view e detail</text:span></text:p>
      <text:p text:style-name="P8">-urls menu abbiato linkato le categorie alle classi</text:p>
      <text:p text:style-name="P8"/>
      <text:p text:style-name="P8">e urls di project</text:p>
      <text:p text:style-name="P8">a urls project abbiamo detto che esiste menu views</text:p>
      <text:p text:style-name="P8"/>
      <text:p text:style-name="P8">creare templates, dentro cartella menu fare templates</text:p>
      <text:p text:style-name="P8"/>
      <text:p text:style-name="P8"/>
      <text:p text:style-name="P26">Dopo aver fatto models, creare oggetti di classe (nel nostro caso tramite admin di django) e dire a views di prenderle <text:span text:style-name="T12">(i models fatti anche con null e blank così oggetti possono essere rimossi)</text:span></text:p>
      <text:p text:style-name="P26"/>
      <text:p text:style-name="P26">nel template fare ciclo foreach e mettere oggetto quello che si vuole di oggetto nel ciclo for</text:p>
      <text:p text:style-name="P26"/>
      <text:p text:style-name="P27">aggiunto pillow al progetto, per caricare immagini, aggiunto attributo imagefield a prodotto</text:p>
      <text:p text:style-name="P27"/>
      <text:p text:style-name="P27"/>
      <text:p text:style-name="P34"><text:span text:style-name="T13">MEDIA_ROOT=os.path.</text:span><text:span text:style-name="T15">join</text:span><text:span text:style-name="T13">(BASE_DIR</text:span><text:span text:style-name="T14">, </text:span><text:span text:style-name="T16">'static/immagini'</text:span><text:span text:style-name="T13">)</text:span></text:p>
      <text:p text:style-name="P27">aggiunto a settings</text:p>
      <text:p text:style-name="P27"/>
      <text:p text:style-name="P27">non vanno messe direttamente in immagini, ci pensa dmin a caricarle lì dopo che gli dici di prendere immagini</text:p>
      <text:p text:style-name="P27"/>
      <text:p text:style-name="P27">Ora devi solo renderizzarle (questo si trova al min 28 circa)</text:p>
      <text:p text:style-name="P27"/>
      <text:p text:style-name="P27">aggiungere al settings project </text:p>
      <text:p text:style-name="P27"/>
      <text:p text:style-name="P27"/>
      <text:p text:style-name="P34"><text:span text:style-name="T13">urlpatterns += </text:span><text:span text:style-name="T15">static</text:span><text:span text:style-name="T13">(settings.MEDIA_URL</text:span><text:span text:style-name="T14">, </text:span><text:span text:style-name="T17">document_root</text:span><text:span text:style-name="T13">=settings.MEDIA_ROOT)</text:span></text:p>
      <text:p text:style-name="P27"/>
      <text:p text:style-name="P27">e importare le librerie</text:p>
      <text:p text:style-name="P27"/>
      <text:p text:style-name="P28">creare funzione per renderizzare comunque anche se manca una img <text:span text:style-name="T18">in models</text:span></text:p>
      <text:p text:style-name="P28"/>
      <text:p text:style-name="P35">fatto dummy customer e ordine </text:p>
      <text:p text:style-name="P35"/>
      <text:p text:style-name="P36">user:manuel Password: abc123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 Light" svg:font-family="'Roboto 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5T16:38:42.341000000</dc:date>
    <meta:editing-duration>PT14H40M54S</meta:editing-duration>
    <meta:editing-cycles>44</meta:editing-cycles>
    <meta:generator>LibreOffice/7.5.0.3$Windows_X86_64 LibreOffice_project/c21113d003cd3efa8c53188764377a8272d9d6de</meta:generator>
    <meta:document-statistic meta:table-count="0" meta:image-count="0" meta:object-count="0" meta:page-count="3" meta:paragraph-count="77" meta:word-count="651" meta:character-count="4408" meta:non-whitespace-character-count="3810"/>
  </office:meta>
</office:document-meta>
</file>